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895c" officeooo:paragraph-rsid="0013895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13895c" officeooo:paragraph-rsid="0013895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3895c" officeooo:paragraph-rsid="0013895c" style:font-weight-asian="bold" style:font-weight-complex="bold"/>
    </style:style>
    <style:style style:name="T1" style:family="text">
      <style:text-properties officeooo:rsid="001764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pected sir!!</text:p>
      <text:p text:style-name="Text_20_body">I recorded the video on google meet but there are some issues. My laptop has no camera as well as mic .for the I connect the mobile they are not synchronized. <text:span text:style-name="Emphasis"><text:span text:style-name="Strong_20_Emphasis">Please ignore the Video Quality</text:span></text:span>. I also discussed with you in the online class</text:p>
      <text:p text:style-name="P3">Please see this vid</text:p>
      <text:p text:style-name="Text_20_body">https://www.youtube.com/watch?v=N8sxJ_L8A2o&amp;ab_channel=iffishells</text:p>
      <text:p text:style-name="P3">Notebook Link <text:span text:style-name="T1">Link </text:span></text:p>
      <text:p text:style-name="Text_20_body">https://colab.research.google.com/drive/1pARopv1PL2iSRXFdzmUxECadTL8mBTmK?usp=sharing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33:04.485608942</meta:creation-date>
    <dc:date>2021-04-07T15:56:09.285087955</dc:date>
    <meta:editing-duration>PT1H50M33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7" meta:word-count="56" meta:character-count="441" meta:non-whitespace-character-count="389"/>
  </office:meta>
</office:document-meta>
</file>